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itle">
      <style:text-properties officeooo:rsid="000a510f" officeooo:paragraph-rsid="000a510f"/>
    </style:style>
    <style:style style:name="P3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fo:font-size="9pt" officeooo:rsid="000a510f" officeooo:paragraph-rsid="000a510f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乞丐的模樣</text:p>
      <text:p text:style-name="P1"/>
      <text:p text:style-name="P3">每天照着鏡子</text:p>
      <text:p text:style-name="P3">失落地發現</text:p>
      <text:p text:style-name="P3">昔日的少年</text:p>
      <text:p text:style-name="P3">漸漸地變成了</text:p>
      <text:p text:style-name="P3">乞丐的模樣</text:p>
      <text:p text:style-name="P3"/>
      <text:p text:style-name="P3">我不知道</text:p>
      <text:p text:style-name="P3">乞丐該是什麼模樣</text:p>
      <text:p text:style-name="P3">但我確定</text:p>
      <text:p text:style-name="P3">有一種乞丐</text:p>
      <text:p text:style-name="P3">就是我這般模樣</text:p>
      <text:p text:style-name="P3"/>
      <text:p text:style-name="P4">一種讓人不安心的模樣</text:p>
      <text:p text:style-name="P4">一種讓祖上驕傲的模樣</text:p>
      <text:p text:style-name="P4">感謝它們成爲我人生的獎狀</text:p>
      <text:p text:style-name="P4"/>
      <text:p text:style-name="P4">我成不了天上的星星</text:p>
      <text:p text:style-name="P4">只是塵歸塵 土歸土的一粒</text:p>
      <text:p text:style-name="P4">塵埃</text:p>
      <text:p text:style-name="P4">慶幸自己依然保持着</text:p>
      <text:p text:style-name="P4">客家人的本分與高貴</text:p>
      <text:p text:style-name="P4"/>
      <text:p text:style-name="P4">感恩這一段精彩的歷程</text:p>
      <text:p text:style-name="P4">雖然帶着遺憾與不足</text:p>
      <text:p text:style-name="P4">即使我真的失去了追夢的資格</text:p>
      <text:p text:style-name="P4"/>
      <text:p text:style-name="P4">有夢</text:p>
      <text:p text:style-name="P4">就夠了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1-04-23T21:05:59.117674165</dc:date>
    <meta:editing-duration>PT15M6S</meta:editing-duration>
    <meta:editing-cycles>6</meta:editing-cycles>
    <meta:document-statistic meta:table-count="0" meta:image-count="0" meta:object-count="0" meta:page-count="1" meta:paragraph-count="24" meta:word-count="169" meta:character-count="170" meta:non-whitespace-character-count="169"/>
  </office:meta>
</office:document-meta>
</file>